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0-01" calcext:value-type="date">
            <text:p>01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1-03" calcext:value-type="date">
            <text:p>03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2-01" calcext:value-type="date">
            <text:p>01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6-01-02" calcext:value-type="date">
            <text:p>02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8]-[.F8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8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8.496145863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8.5010816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38.983149921</dc:date>
    <dc:language>pt-PT</dc:language>
    <meta:editing-cycles>686</meta:editing-cycles>
    <meta:editing-duration>P4DT6H53M20S</meta:editing-duration>
    <meta:print-date>2023-12-29T11:28:27.023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